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automatic-styles>
    <style:style style:name="P1" style:family="paragraph" style:parent-style-name="Text_20_body">
      <style:text-properties officeooo:rsid="001ce726" officeooo:paragraph-rsid="001ce726"/>
    </style:style>
    <style:style style:name="P2" style:family="paragraph" style:parent-style-name="Text_20_body">
      <style:text-properties officeooo:rsid="001ce726" officeooo:paragraph-rsid="00249cd5"/>
    </style:style>
    <style:style style:name="P3" style:family="paragraph" style:parent-style-name="Heading_20_1">
      <style:text-properties officeooo:rsid="001e71a0" officeooo:paragraph-rsid="001e71a0"/>
    </style:style>
    <style:style style:name="P4" style:family="paragraph" style:parent-style-name="Heading_20_1">
      <style:text-properties officeooo:rsid="00217e98" officeooo:paragraph-rsid="00217e98"/>
    </style:style>
    <style:style style:name="P5" style:family="paragraph" style:parent-style-name="Heading_20_3">
      <style:text-properties officeooo:rsid="001bceef" officeooo:paragraph-rsid="001bceef"/>
    </style:style>
    <style:style style:name="P6" style:family="paragraph" style:parent-style-name="Heading_20_4">
      <style:text-properties officeooo:rsid="001bceef" officeooo:paragraph-rsid="001bceef"/>
    </style:style>
    <style:style style:name="P7" style:family="paragraph" style:parent-style-name="Heading_20_5">
      <style:text-properties officeooo:rsid="001bceef" officeooo:paragraph-rsid="001bceef"/>
    </style:style>
    <style:style style:name="T1" style:family="text">
      <style:text-properties officeooo:rsid="00166c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_RefHeading__13_1133897514"/>First level<text:bookmark-end text:name="__RefHeading__13_1133897514"/></text:h>
      <text:h text:style-name="Heading_20_2" text:outline-level="2"><text:bookmark-start text:name="__RefHeading__415_1133897514"/>Second level<text:bookmark-end text:name="__RefHeading__415_1133897514"/></text:h>
      <text:h text:style-name="P5" text:outline-level="3"><text:bookmark-start text:name="__RefHeading__417_1133897514"/>Numbered<text:bookmark-end text:name="__RefHeading__417_1133897514"/></text:h>
      <text:h text:style-name="P6" text:outline-level="4"><text:bookmark-start text:name="__RefHeading__419_1133897514"/>Numbered with sublevels<text:bookmark-end text:name="__RefHeading__419_1133897514"/></text:h>
      <text:h text:style-name="P7" text:outline-level="5"><text:bookmark-start text:name="__RefHeading__421_1133897514"/>Numbered with prefix and suffix<text:bookmark-end text:name="__RefHeading__421_1133897514"/></text:h>
      <text:h text:style-name="Heading_20_1" text:outline-level="1"><text:bookmark-start text:name="__RefHeading__423_1133897514"/>a1ážľ<text:span text:style-name="T1">aƉ؇ڥஇšľ</text:span>_.:;!?~+-*\/@#$%^&amp;()[]{}&lt;&gt;'“<text:bookmark-end text:name="__RefHeading__423_1133897514"/></text:h>
      <text:h text:style-name="P3" text:outline-level="1"><text:bookmark-start text:name="__RefHeading__84_1192095956"/>same<text:bookmark-end text:name="__RefHeading__84_1192095956"/></text:h>
      <text:h text:style-name="P3" text:outline-level="1"><text:bookmark-start text:name="__RefHeading__102_2003676302"/>same<text:bookmark-end text:name="__RefHeading__102_2003676302"/></text:h>
      <text:h text:style-name="Heading_20_1" text:outline-level="1"><text:bookmark-start text:name="__RefHeading__86_1192095956"/>long abcdefghijklmnopqrstuvwxyzabcdefghijklmnopqrstuvwxyzabcdefghijklmnopqrstuvwxyzabcdefghijklmnopqrstuvwxyz<text:bookmark-end text:name="__RefHeading__86_1192095956"/></text:h>
      <text:h text:style-name="P4" text:outline-level="1"><text:bookmark-start text:name="__RefHeading__120_1586012956"/>long with spaces: abcdefghijklmnopqrstuvwxyz abcdefghijklmnopqrstuvwxyz abcdefghijklmnopqrstuvwxyz abcdefghijklmnopqrstuvwxyz abcdefghijklmnopqrstuvwxyz<text:bookmark-end text:name="__RefHeading__120_1586012956"/></text:h>
      <text:h text:style-name="P4" text:outline-level="1"><text:bookmark-start text:name="__RefHeading__122_1586012956"/>abc-def—ghi-.jkl.-mno_-pqr:-stu<text:bookmark-end text:name="__RefHeading__122_1586012956"/></text:h>
      <text:p text:style-name="P1">References:</text:p>
      <text:p text:style-name="P1"><text:bookmark-ref text:reference-format="number" text:ref-name="__RefHeading__13_1133897514"/> <text:bookmark-ref text:reference-format="text" text:ref-name="__RefHeading__13_1133897514">First level</text:bookmark-ref></text:p>
      <text:p text:style-name="P1"><text:bookmark-ref text:reference-format="number" text:ref-name="__RefHeading__415_1133897514"/> <text:bookmark-ref text:reference-format="text" text:ref-name="__RefHeading__415_1133897514">Second level</text:bookmark-ref></text:p>
      <text:p text:style-name="P1"><text:bookmark-ref text:reference-format="number" text:ref-name="__RefHeading__417_1133897514">1</text:bookmark-ref> <text:bookmark-ref text:reference-format="text" text:ref-name="__RefHeading__417_1133897514">Numbered</text:bookmark-ref></text:p>
      <text:p text:style-name="P1"><text:bookmark-ref text:reference-format="number" text:ref-name="__RefHeading__419_1133897514">1.1</text:bookmark-ref> <text:bookmark-ref text:reference-format="text" text:ref-name="__RefHeading__419_1133897514">Numbered with sublevels</text:bookmark-ref></text:p>
      <text:p text:style-name="P1"><text:bookmark-ref text:reference-format="number" text:ref-name="__RefHeading__421_1133897514">1.1&lt;a&gt;</text:bookmark-ref> <text:bookmark-ref text:reference-format="text" text:ref-name="__RefHeading__421_1133897514">Numbered with prefix and suffix</text:bookmark-ref></text:p>
      <text:p text:style-name="P1"><text:soft-page-break/><text:bookmark-ref text:reference-format="number" text:ref-name="__RefHeading__423_1133897514"/> <text:bookmark-ref text:reference-format="text" text:ref-name="__RefHeading__423_1133897514">a1ážľaƉ؇ڥஇšľ_.:;!?~+-*\/@#$%^&amp;()[]{}&lt;&gt;'“</text:bookmark-ref></text:p>
      <text:p text:style-name="P2"><text:bookmark-ref text:reference-format="number" text:ref-name="__RefHeading__84_1192095956"/> <text:bookmark-ref text:reference-format="text" text:ref-name="__RefHeading__84_1192095956">same</text:bookmark-ref></text:p>
      <text:p text:style-name="P2"><text:bookmark-ref text:reference-format="number" text:ref-name="__RefHeading__102_2003676302"/> <text:bookmark-ref text:reference-format="text" text:ref-name="__RefHeading__102_2003676302">same</text:bookmark-ref></text:p>
      <text:p text:style-name="P2"><text:bookmark-ref text:reference-format="number" text:ref-name="__RefHeading__86_1192095956"/> <text:bookmark-ref text:reference-format="text" text:ref-name="__RefHeading__86_1192095956">long abcdefghijklmnopqrstuvwxyzabcdefghijklmnopqrstuvwxyzabcdefghijklmnopqrstuvwxyzabcdefghijklmnopqrstuvwxyz</text:bookmark-ref></text:p>
      <text:p text:style-name="P1"><text:bookmark-ref text:reference-format="number" text:ref-name="__RefHeading__120_1586012956"/><text:bookmark-ref text:reference-format="text" text:ref-name="__RefHeading__120_1586012956">long with spaces: abcdefghijklmnopqrstuvwxyz abcdefghijklmnopqrstuvwxyz abcdefghijklmnopqrstuvwxyz abcdefghijklmnopqrstuvwxyz abcdefghijklmnopqrstuvwxyz</text:bookmark-ref></text:p>
      <text:p text:style-name="P1"><text:bookmark-ref text:reference-format="number" text:ref-name="__RefHeading__122_1586012956"/><text:bookmark-ref text:reference-format="text" text:ref-name="__RefHeading__122_1586012956">abc-def—ghi-.jkl.-mno_-pqr:-stu</text:bookmark-ref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Noto Sans S Chinese Regular" svg:font-family="'Noto Sans S Chinese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k" fo:country="SK" style:letter-kerning="true" style:font-name-asian="Noto Sans S Chinese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S Chinese Regular" style:font-family-asian="'Noto Sans S Chinese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&lt;" style:num-suffix="&gt;" style:num-format="a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7T22:27:36.427657158</meta:creation-date>
    <dc:date>2014-10-25T21:52:27.239041909</dc:date>
    <meta:editing-duration>PT16M6S</meta:editing-duration>
    <meta:editing-cycles>11</meta:editing-cycles>
    <meta:generator>LibreOffice/4.2.6.3$Linux_X86_64 LibreOffice_project/420m0$Build-3</meta:generator>
    <meta:document-statistic meta:table-count="0" meta:image-count="0" meta:object-count="0" meta:page-count="2" meta:paragraph-count="23" meta:word-count="63" meta:character-count="888" meta:non-whitespace-character-count="847"/>
  </office:meta>
</office:document-meta>
</file>